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tokoll V<text:span text:style-name="T1">ersion </text:span>1.0</text:p>
      <text:p text:style-name="P5"/>
      <text:p text:style-name="P3">Die <text:span text:style-name="T3">A</text:span>nfragen werden als http Request geschickt. Die Antwort ist plain text.</text:p>
      <text:p text:style-name="P5"/>
      <text:p text:style-name="P3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5"/>
      <text:p text:style-name="P3">Grundsätzlich gibt der Server nur eine <text:span text:style-name="T3">M</text:span>eldung aus, auch wenn mehrere Probleme mit der Anfrage vorliegen.</text:p>
      <text:p text:style-name="P5"/>
      <text:p text:style-name="P3">Sämtliche base 64 codierten <text:span text:style-name="T3">Werte</text:span> sind ohne Zeilenumbrüche.</text:p>
      <text:p text:style-name="P5"/>
      <text:p text:style-name="P3">Die Parameter name und pass müssen base 64 codiert angegeben werden. Wenn eines davon fehlt oder nicht base 64 codiert ist, wird eine der folgenden Meldungen ausgegeben:</text:p>
      <text:p text:style-name="P4">„<text:span text:style-name="T2">username needed“, „pass needed“, „username not base 64“, „pass not base 64“.</text:span></text:p>
      <text:p text:style-name="P5"/>
      <text:p text:style-name="P3">Nur wenn der do Parameter „protocolVersion“ ist, werden username und pass nicht gebraucht.</text:p>
      <text:p text:style-name="P5"/>
      <text:p text:style-name="P3">Wenn der Benutzername nicht existiert, oder das <text:span text:style-name="T3">P</text:span>asswort nicht stimmt, gibt der Server aus „login incorrect“.</text:p>
      <text:p text:style-name="P5"/>
      <text:p text:style-name="P3">Es können auch internal server errors ausgegeben werden, aber nur, wenn der <text:span text:style-name="T3">S</text:span>erver nicht richtig funktioniert.</text:p>
      <text:p text:style-name="P5"/>
      <text:p text:style-name="P3">Alle anderen Rückgabewerte sind bezogen auf die durchgeführte Aktion.</text:p>
      <text:p text:style-name="P5"/>
      <text:p text:style-name="P3">Liste der möglichen Aktionen: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Zeilenumbruch. id ist ein Integer, Name und Einheit sind base 64 codierte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<text:soft-page-break/>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<text:soft-page-break/>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<text:soft-page-break/>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<text:soft-page-break/>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schreib oder benu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<text:soft-page-break/>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<text:soft-page-break/>berechtigungen</text:p>
          </table:table-cell>
          <table:table-cell table:style-name="Tabelle1.F2" office:value-type="string">
            <text:p text:style-name="P2">Liste ist in CSV Format, <text:soft-page-break/>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<text:soft-page-break/>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<text:soft-page-break/>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16T11:54:25.426133031</dc:date>
    <meta:editing-duration>PT4M37S</meta:editing-duration>
    <meta:editing-cycles>1</meta:editing-cycles>
    <meta:document-statistic meta:table-count="1" meta:image-count="0" meta:object-count="0" meta:page-count="9" meta:paragraph-count="272" meta:word-count="1596" meta:character-count="10205" meta:non-whitespace-character-count="8879"/>
    <meta:generator>LibreOffice/6.3.5.2$Linux_X86_64 LibreOffice_project/30$Build-2</meta:generator>
  </office:meta>
</office:document-meta>
</file>